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8" style:parent-style-name="LO-Normal" style:family="paragraph">
      <style:paragraph-properties fo:margin-bottom="0in" fo:margin-right="-1.1812in"/>
    </style:style>
    <style:style style:name="T529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59224253153</text:p>
        </text:list-item>
        <text:list-item>
          <text:p text:style-name="P307">BR248989487083A</text:p>
        </text:list-item>
        <text:list-item>
          <text:p text:style-name="P308">BR2437588335735</text:p>
        </text:list-item>
        <text:list-item>
          <text:p text:style-name="P309">BR2418351004335</text:p>
        </text:list-item>
        <text:list-item>
          <text:p text:style-name="P310">BR2400931086742</text:p>
        </text:list-item>
        <text:list-item>
          <text:p text:style-name="P311">BR242584842746U</text:p>
        </text:list-item>
        <text:list-item>
          <text:p text:style-name="P312">BR240716953626B</text:p>
        </text:list-item>
        <text:list-item>
          <text:p text:style-name="P313">BR245742683667W</text:p>
        </text:list-item>
        <text:list-item>
          <text:p text:style-name="P314">BR2420785183205</text:p>
        </text:list-item>
        <text:list-item>
          <text:p text:style-name="P315">BR2479168401810</text:p>
        </text:list-item>
        <text:list-item>
          <text:p text:style-name="P316">BR248536784909P</text:p>
        </text:list-item>
        <text:list-item>
          <text:p text:style-name="P317">BR246181250828A</text:p>
        </text:list-item>
        <text:list-item>
          <text:p text:style-name="P318">BR245713662426G</text:p>
        </text:list-item>
        <text:list-item>
          <text:p text:style-name="P319">BR2454979555278</text:p>
        </text:list-item>
        <text:list-item>
          <text:p text:style-name="P320">BR245449429562V</text:p>
        </text:list-item>
        <text:list-item>
          <text:p text:style-name="P321">BR241500260373B</text:p>
        </text:list-item>
        <text:list-item>
          <text:p text:style-name="P322">BR2497477982488</text:p>
        </text:list-item>
        <text:list-item>
          <text:p text:style-name="P323">BR2469701670600</text:p>
        </text:list-item>
        <text:list-item>
          <text:p text:style-name="P324">BR247815959978T</text:p>
        </text:list-item>
        <text:list-item>
          <text:p text:style-name="P325">BR241763055270B</text:p>
        </text:list-item>
        <text:list-item>
          <text:p text:style-name="P326">BR242920069461T</text:p>
        </text:list-item>
        <text:list-item>
          <text:p text:style-name="P327">BR247662137560D</text:p>
        </text:list-item>
        <text:list-item>
          <text:p text:style-name="P328">BR2409073989925</text:p>
        </text:list-item>
        <text:list-item>
          <text:p text:style-name="P329">BR2411046827838</text:p>
        </text:list-item>
        <text:list-item>
          <text:p text:style-name="P330">BR2488747295900</text:p>
        </text:list-item>
        <text:list-item>
          <text:p text:style-name="P331">BR248418587795F</text:p>
        </text:list-item>
        <text:list-item>
          <text:p text:style-name="P332">BR243556274170Y</text:p>
        </text:list-item>
        <text:list-item>
          <text:p text:style-name="P333">BR2423775094728</text:p>
        </text:list-item>
        <text:list-item>
          <text:p text:style-name="P334">BR241930077082M</text:p>
        </text:list-item>
        <text:list-item>
          <text:p text:style-name="P335">BR2406483823734</text:p>
        </text:list-item>
        <text:list-item>
          <text:p text:style-name="P336">BR244181637897S</text:p>
        </text:list-item>
        <text:list-item>
          <text:p text:style-name="P337">BR2490953836600</text:p>
        </text:list-item>
        <text:list-item>
          <text:p text:style-name="P338">BR243832024480Y</text:p>
        </text:list-item>
        <text:list-item>
          <text:p text:style-name="P339">BR248452241928X</text:p>
        </text:list-item>
        <text:list-item>
          <text:p text:style-name="P340">BR242615734242Q</text:p>
        </text:list-item>
        <text:list-item>
          <text:p text:style-name="P341">BR246267408568Y</text:p>
        </text:list-item>
        <text:list-item>
          <text:p text:style-name="P342">BR246973984317G</text:p>
        </text:list-item>
        <text:list-item>
          <text:p text:style-name="P343">BR243468978536W</text:p>
        </text:list-item>
        <text:list-item>
          <text:p text:style-name="P344">BR2416327957642</text:p>
        </text:list-item>
        <text:list-item>
          <text:p text:style-name="P345">BR2438641414752</text:p>
        </text:list-item>
        <text:list-item>
          <text:p text:style-name="P346">BR243740865572D</text:p>
        </text:list-item>
        <text:list-item>
          <text:p text:style-name="P347">BR2420624260880</text:p>
        </text:list-item>
        <text:list-item>
          <text:p text:style-name="P348">BR246647456932O</text:p>
        </text:list-item>
        <text:list-item>
          <text:p text:style-name="P349">BR2459098201042</text:p>
        </text:list-item>
        <text:list-item>
          <text:p text:style-name="P350">BR247766682895V</text:p>
        </text:list-item>
        <text:list-item>
          <text:p text:style-name="P351">BR249674828093Z</text:p>
        </text:list-item>
        <text:list-item>
          <text:p text:style-name="P352">BR2420084700686</text:p>
        </text:list-item>
        <text:list-item>
          <text:p text:style-name="P353">BR246995607257X</text:p>
        </text:list-item>
        <text:list-item>
          <text:p text:style-name="P354">BR2409230202044</text:p>
        </text:list-item>
        <text:list-item>
          <text:p text:style-name="P355">BR2462968019758</text:p>
        </text:list-item>
        <text:list-item>
          <text:p text:style-name="P356">BR2497498473007</text:p>
        </text:list-item>
        <text:list-item>
          <text:p text:style-name="P357">BR245889923175Y</text:p>
        </text:list-item>
        <text:list-item>
          <text:p text:style-name="P358">BR2427008614081</text:p>
        </text:list-item>
        <text:list-item>
          <text:p text:style-name="P359">BR248076591590I</text:p>
        </text:list-item>
        <text:list-item>
          <text:p text:style-name="P360">BR2484080627454</text:p>
        </text:list-item>
        <text:list-item>
          <text:p text:style-name="P361">BR242133366716T</text:p>
        </text:list-item>
        <text:list-item>
          <text:p text:style-name="P362">BR248652233373G</text:p>
        </text:list-item>
        <text:list-item>
          <text:p text:style-name="P363">BR2459527577997</text:p>
        </text:list-item>
        <text:list-item>
          <text:p text:style-name="P364">BR245767504891A</text:p>
        </text:list-item>
        <text:list-item>
          <text:p text:style-name="P365">BR2422967218693</text:p>
        </text:list-item>
        <text:list-item>
          <text:p text:style-name="P366">BR242691258242U</text:p>
        </text:list-item>
        <text:list-item>
          <text:p text:style-name="P367">BR243848762091B</text:p>
        </text:list-item>
        <text:list-item>
          <text:p text:style-name="P368">BR249665896630P</text:p>
        </text:list-item>
        <text:list-item>
          <text:p text:style-name="P369">BR248418881013O</text:p>
        </text:list-item>
        <text:list-item>
          <text:p text:style-name="P370">BR248670286121C</text:p>
        </text:list-item>
        <text:list-item>
          <text:p text:style-name="P371">BR2489706322367</text:p>
        </text:list-item>
        <text:list-item>
          <text:p text:style-name="P372">BR2418086304146</text:p>
        </text:list-item>
        <text:list-item>
          <text:p text:style-name="P373">BR2472764369487</text:p>
        </text:list-item>
        <text:list-item>
          <text:p text:style-name="P374">BR243793544522N</text:p>
        </text:list-item>
        <text:list-item>
          <text:p text:style-name="P375">BR245209283968U</text:p>
        </text:list-item>
        <text:list-item>
          <text:p text:style-name="P376">BR249821408460D</text:p>
        </text:list-item>
        <text:list-item>
          <text:p text:style-name="P377">BR2424035535796</text:p>
        </text:list-item>
        <text:list-item>
          <text:p text:style-name="P378">BR2424098278562</text:p>
        </text:list-item>
        <text:list-item>
          <text:p text:style-name="P379">BR243506330887A</text:p>
        </text:list-item>
        <text:list-item>
          <text:p text:style-name="P380">BR247941406003W</text:p>
        </text:list-item>
        <text:list-item>
          <text:p text:style-name="P381">BR241694305371S</text:p>
        </text:list-item>
        <text:list-item>
          <text:p text:style-name="P382">BR245460268228T</text:p>
        </text:list-item>
        <text:list-item>
          <text:p text:style-name="P383">BR244814149094G</text:p>
        </text:list-item>
        <text:list-item>
          <text:p text:style-name="P384">BR242105475070R</text:p>
        </text:list-item>
        <text:list-item>
          <text:p text:style-name="P385">BR2412192659692</text:p>
        </text:list-item>
        <text:list-item>
          <text:p text:style-name="P386">BR2466199758388</text:p>
        </text:list-item>
        <text:list-item>
          <text:p text:style-name="P387">BR2448171355542</text:p>
        </text:list-item>
        <text:list-item>
          <text:p text:style-name="P388">BR2431738824531</text:p>
        </text:list-item>
        <text:list-item>
          <text:p text:style-name="P389">BR241733747049Z</text:p>
        </text:list-item>
        <text:list-item>
          <text:p text:style-name="P390">BR2463950375098</text:p>
        </text:list-item>
        <text:list-item>
          <text:p text:style-name="P391">BR249723457047W</text:p>
        </text:list-item>
        <text:list-item>
          <text:p text:style-name="P392">BR2448886919451</text:p>
        </text:list-item>
        <text:list-item>
          <text:p text:style-name="P393">BR241822331358Z</text:p>
        </text:list-item>
        <text:list-item>
          <text:p text:style-name="P394">BR249786793182X</text:p>
        </text:list-item>
        <text:list-item>
          <text:p text:style-name="P395">BR2438042029630</text:p>
        </text:list-item>
        <text:list-item>
          <text:p text:style-name="P396">BR2411986838116</text:p>
        </text:list-item>
        <text:list-item>
          <text:p text:style-name="P397">BR248166126288A</text:p>
        </text:list-item>
        <text:list-item>
          <text:p text:style-name="P398">BR247231621386Y</text:p>
        </text:list-item>
        <text:list-item>
          <text:p text:style-name="P399">BR2440176306687</text:p>
        </text:list-item>
        <text:list-item>
          <text:p text:style-name="P400">BR2475189271402</text:p>
        </text:list-item>
        <text:list-item>
          <text:p text:style-name="P401">BR245809361219C</text:p>
        </text:list-item>
        <text:list-item>
          <text:p text:style-name="P402">BR246235869803P</text:p>
        </text:list-item>
        <text:list-item>
          <text:p text:style-name="P403">BR243508384206R</text:p>
        </text:list-item>
        <text:list-item>
          <text:p text:style-name="P404">BR246126601113Z</text:p>
        </text:list-item>
        <text:list-item>
          <text:p text:style-name="P405">BR248822097439T</text:p>
        </text:list-item>
        <text:list-item>
          <text:p text:style-name="P406">BR245523462336B</text:p>
        </text:list-item>
        <text:list-item>
          <text:p text:style-name="P407">BR241420012605V</text:p>
        </text:list-item>
        <text:list-item>
          <text:p text:style-name="P408">BR2485669531287</text:p>
        </text:list-item>
        <text:list-item>
          <text:p text:style-name="P409">BR2405417261501</text:p>
        </text:list-item>
        <text:list-item>
          <text:p text:style-name="P410">BR244017478583W</text:p>
        </text:list-item>
        <text:list-item>
          <text:p text:style-name="P411">BR2485538035798</text:p>
        </text:list-item>
        <text:list-item>
          <text:p text:style-name="P412">BR2445217571491</text:p>
        </text:list-item>
        <text:list-item>
          <text:p text:style-name="P413">BR241799106262Y</text:p>
        </text:list-item>
        <text:list-item>
          <text:p text:style-name="P414">BR246248015028S</text:p>
        </text:list-item>
        <text:list-item>
          <text:p text:style-name="P415">BR2425667866616</text:p>
        </text:list-item>
        <text:list-item>
          <text:p text:style-name="P416">BR2495441947473</text:p>
        </text:list-item>
        <text:list-item>
          <text:p text:style-name="P417">BR245721785304C</text:p>
        </text:list-item>
        <text:list-item>
          <text:p text:style-name="P418">BR247647389065Z</text:p>
        </text:list-item>
        <text:list-item>
          <text:p text:style-name="P419">BR243894937085S</text:p>
        </text:list-item>
        <text:list-item>
          <text:p text:style-name="P420">BR2439478518934</text:p>
        </text:list-item>
        <text:list-item>
          <text:p text:style-name="P421">BR242211694662C</text:p>
        </text:list-item>
        <text:list-item>
          <text:p text:style-name="P422">BR2473332146134</text:p>
        </text:list-item>
        <text:list-item>
          <text:p text:style-name="P423">BR2437035374372</text:p>
        </text:list-item>
        <text:list-item>
          <text:p text:style-name="P424">BR2454114965152</text:p>
        </text:list-item>
        <text:list-item>
          <text:p text:style-name="P425">BR246724832708D</text:p>
        </text:list-item>
        <text:list-item>
          <text:p text:style-name="P426">BR2411803569554</text:p>
        </text:list-item>
        <text:list-item>
          <text:p text:style-name="P427">BR241024861288C</text:p>
        </text:list-item>
        <text:list-item>
          <text:p text:style-name="P428">BR2450758835771</text:p>
        </text:list-item>
        <text:list-item>
          <text:p text:style-name="P429">BR243178897254T</text:p>
        </text:list-item>
        <text:list-item>
          <text:p text:style-name="P430">BR247127102861N</text:p>
        </text:list-item>
        <text:list-item>
          <text:p text:style-name="P431">BR245948201780T</text:p>
        </text:list-item>
        <text:list-item>
          <text:p text:style-name="P432">BR247022668636S</text:p>
        </text:list-item>
        <text:list-item>
          <text:p text:style-name="P433">BR2409039280548</text:p>
        </text:list-item>
        <text:list-item>
          <text:p text:style-name="P434">BR2451737895917</text:p>
        </text:list-item>
        <text:list-item>
          <text:p text:style-name="P435">BR246174874836F</text:p>
        </text:list-item>
        <text:list-item>
          <text:p text:style-name="P436">BR247638628469A</text:p>
        </text:list-item>
        <text:list-item>
          <text:p text:style-name="P437">BR247823564816V</text:p>
        </text:list-item>
        <text:list-item>
          <text:p text:style-name="P438">BR240428497567A</text:p>
        </text:list-item>
        <text:list-item>
          <text:p text:style-name="P439">BR247189539560Z</text:p>
        </text:list-item>
        <text:list-item>
          <text:p text:style-name="P440">BR2447517101347</text:p>
        </text:list-item>
        <text:list-item>
          <text:p text:style-name="P441">BR2462028013250</text:p>
        </text:list-item>
        <text:list-item>
          <text:p text:style-name="P442">BR2466122262625</text:p>
        </text:list-item>
        <text:list-item>
          <text:p text:style-name="P443">BR2420007264925</text:p>
        </text:list-item>
        <text:list-item>
          <text:p text:style-name="P444">BR2485492261392</text:p>
        </text:list-item>
        <text:list-item>
          <text:p text:style-name="P445">BR245035646448W</text:p>
        </text:list-item>
        <text:list-item>
          <text:p text:style-name="P446">BR245616570192X</text:p>
        </text:list-item>
        <text:list-item>
          <text:p text:style-name="P447">BR244194504014A</text:p>
        </text:list-item>
        <text:list-item>
          <text:p text:style-name="P448">BR2423736381583</text:p>
        </text:list-item>
        <text:list-item>
          <text:p text:style-name="P449">BR2471807520455</text:p>
        </text:list-item>
        <text:list-item>
          <text:p text:style-name="P450">BR248592241239X</text:p>
        </text:list-item>
        <text:list-item>
          <text:p text:style-name="P451">BR2440952281080</text:p>
        </text:list-item>
        <text:list-item>
          <text:p text:style-name="P452">BR2482127817661</text:p>
        </text:list-item>
        <text:list-item>
          <text:p text:style-name="P453">BR2440690838542</text:p>
        </text:list-item>
        <text:list-item>
          <text:p text:style-name="P454">BR2421090445976</text:p>
        </text:list-item>
        <text:list-item>
          <text:p text:style-name="P455">BR2447902252870</text:p>
        </text:list-item>
        <text:list-item>
          <text:p text:style-name="P456">BR2466212742528</text:p>
        </text:list-item>
        <text:list-item>
          <text:p text:style-name="P457">BR2468490864045</text:p>
        </text:list-item>
        <text:list-item>
          <text:p text:style-name="P458">BR2417448679662</text:p>
        </text:list-item>
        <text:list-item>
          <text:p text:style-name="P459">BR246987276412D</text:p>
        </text:list-item>
        <text:list-item>
          <text:p text:style-name="P460">BR2424400064588</text:p>
        </text:list-item>
        <text:list-item>
          <text:p text:style-name="P461">BR249659966886C</text:p>
        </text:list-item>
        <text:list-item>
          <text:p text:style-name="P462">BR244560822660E</text:p>
        </text:list-item>
        <text:list-item>
          <text:p text:style-name="P463">BR2432606739817</text:p>
        </text:list-item>
        <text:list-item>
          <text:p text:style-name="P464">BR2492128719139</text:p>
        </text:list-item>
        <text:list-item>
          <text:p text:style-name="P465">BR240824369587X</text:p>
        </text:list-item>
        <text:list-item>
          <text:p text:style-name="P466">BR240288904490S</text:p>
        </text:list-item>
        <text:list-item>
          <text:p text:style-name="P467">BR244387114161W</text:p>
        </text:list-item>
        <text:list-item>
          <text:p text:style-name="P468">BR243565908120X</text:p>
        </text:list-item>
        <text:list-item>
          <text:p text:style-name="P469">BR2469990504245</text:p>
        </text:list-item>
        <text:list-item>
          <text:p text:style-name="P470">BR247670155735Z</text:p>
        </text:list-item>
        <text:list-item>
          <text:p text:style-name="P471">BR246836917357Y</text:p>
        </text:list-item>
        <text:list-item>
          <text:p text:style-name="P472">BR248336816002Z</text:p>
        </text:list-item>
        <text:list-item>
          <text:p text:style-name="P473">BR2478059828712</text:p>
        </text:list-item>
        <text:list-item>
          <text:p text:style-name="P474">BR247835411101Y</text:p>
        </text:list-item>
        <text:list-item>
          <text:p text:style-name="P475">BR2413681959395</text:p>
        </text:list-item>
        <text:list-item>
          <text:p text:style-name="P476">BR242415367114Y</text:p>
        </text:list-item>
        <text:list-item>
          <text:p text:style-name="P477">BR2493801814013</text:p>
        </text:list-item>
        <text:list-item>
          <text:p text:style-name="P478">BR240555415244W</text:p>
        </text:list-item>
        <text:list-item>
          <text:p text:style-name="P479">BR2409220950407</text:p>
        </text:list-item>
        <text:list-item>
          <text:p text:style-name="P480">BR247294170147W</text:p>
        </text:list-item>
        <text:list-item>
          <text:p text:style-name="P481">BR2461916931453</text:p>
        </text:list-item>
        <text:list-item>
          <text:p text:style-name="P482">BR2489716583015</text:p>
        </text:list-item>
        <text:list-item>
          <text:p text:style-name="P483">BR2443929875418</text:p>
        </text:list-item>
        <text:list-item>
          <text:p text:style-name="P484">BR245689934430Z</text:p>
        </text:list-item>
        <text:list-item>
          <text:p text:style-name="P485">BR249037124560W</text:p>
        </text:list-item>
        <text:list-item>
          <text:p text:style-name="P486">BR241979326602W</text:p>
        </text:list-item>
        <text:list-item>
          <text:p text:style-name="P487">BR240207652978A</text:p>
        </text:list-item>
        <text:list-item>
          <text:p text:style-name="P488">BR242362451698M</text:p>
        </text:list-item>
        <text:list-item>
          <text:p text:style-name="P489">BR240083174431B</text:p>
        </text:list-item>
        <text:list-item>
          <text:p text:style-name="P490">BR249864981551A</text:p>
        </text:list-item>
        <text:list-item>
          <text:p text:style-name="P491">BR247208289833A</text:p>
        </text:list-item>
        <text:list-item>
          <text:p text:style-name="P492">BR247777492159X</text:p>
        </text:list-item>
        <text:list-item>
          <text:p text:style-name="P493">BR2402938257090</text:p>
        </text:list-item>
        <text:list-item>
          <text:p text:style-name="P494">BR240040947228C</text:p>
        </text:list-item>
        <text:list-item>
          <text:p text:style-name="P495">BR2416429195657</text:p>
        </text:list-item>
        <text:list-item>
          <text:p text:style-name="P496">BR2411823596539</text:p>
        </text:list-item>
        <text:list-item>
          <text:p text:style-name="P497">BR2460077839341</text:p>
        </text:list-item>
        <text:list-item>
          <text:p text:style-name="P498">BR242954540731U</text:p>
        </text:list-item>
        <text:list-item>
          <text:p text:style-name="P499">BR241452881667Y</text:p>
        </text:list-item>
        <text:list-item>
          <text:p text:style-name="P500">BR2478718196272</text:p>
        </text:list-item>
        <text:list-item>
          <text:p text:style-name="P501">BR249394771447Y</text:p>
        </text:list-item>
        <text:list-item>
          <text:p text:style-name="P502">BR248934036149D</text:p>
        </text:list-item>
        <text:list-item>
          <text:p text:style-name="P503">BR243387197346F</text:p>
        </text:list-item>
        <text:list-item>
          <text:p text:style-name="P504">BR249137302075V</text:p>
        </text:list-item>
        <text:list-item>
          <text:p text:style-name="P505">BR2491267164483</text:p>
        </text:list-item>
        <text:list-item>
          <text:p text:style-name="P506">BR245906842648V</text:p>
        </text:list-item>
        <text:list-item>
          <text:p text:style-name="P507">BR2442647392771</text:p>
        </text:list-item>
        <text:list-item>
          <text:p text:style-name="P508">BR2404317647411</text:p>
        </text:list-item>
        <text:list-item>
          <text:p text:style-name="P509">BR240470986139Y</text:p>
        </text:list-item>
        <text:list-item>
          <text:p text:style-name="P510">BR2494689038620</text:p>
        </text:list-item>
        <text:list-item>
          <text:p text:style-name="P511">BR2454656810546</text:p>
        </text:list-item>
        <text:list-item>
          <text:p text:style-name="P512">BR2440261738825</text:p>
        </text:list-item>
        <text:list-item>
          <text:p text:style-name="P513">BR2465423384488</text:p>
        </text:list-item>
        <text:list-item>
          <text:p text:style-name="P514">BR242985278021X</text:p>
        </text:list-item>
        <text:list-item>
          <text:p text:style-name="P515">BR240128635683F</text:p>
        </text:list-item>
        <text:list-item>
          <text:p text:style-name="P516">BR240161543375Y</text:p>
        </text:list-item>
        <text:list-item>
          <text:p text:style-name="P517">BR2430676562092</text:p>
        </text:list-item>
        <text:list-item>
          <text:p text:style-name="P518">BR2420436685866</text:p>
        </text:list-item>
        <text:list-item>
          <text:p text:style-name="P519">BR2493179754120</text:p>
        </text:list-item>
        <text:list-item>
          <text:p text:style-name="P520">BR2497503666993</text:p>
        </text:list-item>
        <text:list-item>
          <text:p text:style-name="P521">BR2401102569799</text:p>
        </text:list-item>
        <text:list-item>
          <text:p text:style-name="P522">BR2455130980608</text:p>
        </text:list-item>
        <text:list-item>
          <text:p text:style-name="P523">BR2496289112153</text:p>
        </text:list-item>
        <text:list-item>
          <text:p text:style-name="P524">BR2459262952091</text:p>
        </text:list-item>
        <text:list-item>
          <text:p text:style-name="P525">BR245888646309N</text:p>
        </text:list-item>
        <text:list-item>
          <text:p text:style-name="P526">BR246138956761S</text:p>
        </text:list-item>
        <text:list-item>
          <text:p text:style-name="P527">AK286489500BR</text:p>
        </text:list-item>
        <text:list-item>
          <text:p text:style-name="P528"><text:span text:style-name="T529">AK286335790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06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Agost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223<text:s/>Shopee<text:s/>(2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/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06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Agost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8-06T19:34:00Z</meta:creation-date>
    <dc:date>2024-08-06T19:34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7" meta:word-count="556" meta:character-count="3557" meta:row-count="25" meta:non-whitespace-character-count="3008"/>
  </office:meta>
</office:document-meta>
</file>